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829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829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829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829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829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829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829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829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829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829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829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829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829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829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829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829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829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eremy Antonio Febres Silv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8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11428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tonio Enrique Febres Chigui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6026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1.9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